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9f5" officeooo:paragraph-rsid="000419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rect</text:p>
      <text:p text:style-name="P1"/>
      <text:p text:style-name="P1">1) Put the address into register</text:p>
      <text:p text:style-name="P1">2)Modify value in register</text:p>
      <text:p text:style-name="P1"/>
      <text:p text:style-name="P1"/>
      <text:p text:style-name="P1">indexed</text:p>
      <text:p text:style-name="P1"/>
      <text:p text:style-name="P1">1) Put an offset value in register</text:p>
      <text:p text:style-name="P1">2) Modify the offset in regis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55:58.668486567</meta:creation-date>
    <dc:date>2019-09-26T11:58:18.051330465</dc:date>
    <meta:editing-duration>PT2M20S</meta:editing-duration>
    <meta:editing-cycles>1</meta:editing-cycles>
    <meta:document-statistic meta:table-count="0" meta:image-count="0" meta:object-count="0" meta:page-count="1" meta:paragraph-count="6" meta:word-count="25" meta:character-count="139" meta:non-whitespace-character-count="120"/>
    <meta:generator>LibreOffice/6.0.7.3$Linux_X86_64 LibreOffice_project/00m0$Build-3</meta:generator>
  </office:meta>
</office:document-meta>
</file>